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48cm" fo:min-width="5.588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5.2cm"/>
    </style:style>
    <style:style style:name="gr3" style:family="graphic" style:parent-style-name="standard">
      <style:graphic-properties draw:textarea-horizontal-align="justify" draw:textarea-vertical-align="middle" draw:auto-grow-height="false" fo:min-height="1.01cm" fo:min-width="3.656cm"/>
    </style:style>
    <style:style style:name="gr4" style:family="graphic" style:parent-style-name="standard">
      <style:graphic-properties draw:textarea-horizontal-align="justify" draw:textarea-vertical-align="middle" draw:auto-grow-height="false" fo:min-height="1.01cm" fo:min-width="3.84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6.4cm"/>
    </style:style>
    <style:style style:name="gr7" style:family="graphic" style:parent-style-name="standard">
      <style:graphic-properties draw:textarea-horizontal-align="justify" draw:textarea-vertical-align="middle" draw:auto-grow-height="false" fo:min-height="1.136cm" fo:min-width="7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66cm" fo:min-width="4.80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2" draw:id="id2" draw:layer="layout" svg:width="8.608cm" svg:height="2.966cm" draw:transform="rotate (-0.00925024503556962) translate (6.327cm 1.4cm)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7cm" svg:height="1.9cm" svg:x="2.5cm" svg:y="5.3cm">
          <text:p text:style-name="P1">a = 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1.9cm" svg:x="2.4cm" svg:y="8.5cm">
          <text:p text:style-name="P1">b = 5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6cm" svg:height="2cm" svg:x="11.2cm" svg:y="5.3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4" draw:id="id4" draw:layer="layout" svg:width="6.9cm" svg:height="2cm" svg:x="10.3cm" svg:y="8.2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xml:id="id3" draw:id="id3" draw:layer="layout" draw:type="line" svg:x1="14.5cm" svg:y1="5.3cm" svg:x2="14.5cm" svg:y2="5.3cm" draw:start-shape="id1" draw:start-glue-point="5" draw:end-shape="id1" draw:end-glue-point="5" svg:d="M14500 5300z" svg:viewBox="0 0 1 1">
          <text:p/>
        </draw:connector>
        <draw:connector draw:style-name="gr5" draw:text-style-name="P2" draw:layer="layout" draw:type="line" svg:x1="13.653cm" svg:y1="4.005cm" svg:x2="14.5cm" svg:y2="5.3cm" draw:start-shape="id2" draw:start-glue-point="9" draw:end-shape="id3" draw:end-glue-point="0" svg:d="M13653 4005l847 1295" svg:viewBox="0 0 848 1296">
          <text:p/>
        </draw:connector>
        <draw:connector draw:style-name="gr5" draw:text-style-name="P2" draw:layer="layout" draw:type="line" svg:x1="13.675cm" svg:y1="7.3cm" svg:x2="14.613cm" svg:y2="8.2cm" draw:start-shape="id1" draw:start-glue-point="7" draw:end-shape="id4" draw:end-glue-point="4" svg:d="M13675 7300l938 900" svg:viewBox="0 0 939 901">
          <text:p/>
        </draw:connector>
        <draw:custom-shape draw:style-name="gr6" draw:text-style-name="P1" xml:id="id5" draw:id="id5" draw:layer="layout" svg:width="6.9cm" svg:height="2.6cm" svg:x="9.9cm" svg:y="11.7cm">
          <text:p text:style-name="P1">Suma = a + b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2.887cm" svg:y1="10.2cm" svg:x2="13.35cm" svg:y2="11.7cm" draw:start-shape="id4" draw:start-glue-point="7" draw:end-shape="id5" svg:d="M12887 10200l463 1500" svg:viewBox="0 0 464 1501">
          <text:p/>
        </draw:connector>
        <draw:custom-shape draw:style-name="gr7" draw:text-style-name="P1" xml:id="id6" draw:id="id6" draw:layer="layout" svg:width="12cm" svg:height="2.2cm" svg:x="5.6cm" svg:y="16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35cm" svg:y1="14.3cm" svg:x2="13.1cm" svg:y2="16cm" draw:start-shape="id5" draw:start-glue-point="2" draw:end-shape="id6" draw:end-glue-point="4" svg:d="M13350 14300l-250 1700" svg:viewBox="0 0 251 1701">
          <text:p/>
        </draw:connector>
        <draw:custom-shape draw:style-name="gr8" draw:text-style-name="P1" xml:id="id7" draw:id="id7" draw:layer="layout" svg:width="7.5cm" svg:height="2.7cm" svg:x="6.9cm" svg:y="19.9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1.6cm" svg:y1="18.2cm" svg:x2="10.65cm" svg:y2="19.9cm" draw:start-shape="id6" draw:start-glue-point="8" draw:end-shape="id7" draw:end-glue-point="4" svg:d="M11600 18200l-950 1700" svg:viewBox="0 0 95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2:05:01.133681468</meta:creation-date>
    <dc:date>2019-10-31T12:20:20.501224198</dc:date>
    <meta:editing-duration>PT4M49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